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8*"/>
    </style:style>
    <style:style style:name="Tabela1.B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text-properties officeooo:rsid="001deae9"/>
    </style:style>
    <style:style style:name="P2" style:family="paragraph" style:parent-style-name="Standard">
      <style:text-properties officeooo:rsid="001f6c7a"/>
    </style:style>
    <style:style style:name="P3" style:family="paragraph" style:parent-style-name="Standard">
      <style:text-properties officeooo:rsid="001f6c7a" officeooo:paragraph-rsid="001f6c7a"/>
    </style:style>
    <style:style style:name="P4" style:family="paragraph" style:parent-style-name="Standard">
      <style:text-properties officeooo:rsid="001f6c7a" officeooo:paragraph-rsid="002c52f4"/>
    </style:style>
    <style:style style:name="P5" style:family="paragraph" style:parent-style-name="Standard">
      <style:text-properties officeooo:rsid="001f6c7a" officeooo:paragraph-rsid="0036866f"/>
    </style:style>
    <style:style style:name="P6" style:family="paragraph" style:parent-style-name="Standard">
      <style:text-properties officeooo:rsid="001f6c7a" officeooo:paragraph-rsid="003c5cd8"/>
    </style:style>
    <style:style style:name="P7" style:family="paragraph" style:parent-style-name="Standard">
      <style:text-properties officeooo:rsid="001f6c7a" officeooo:paragraph-rsid="003cace6"/>
    </style:style>
    <style:style style:name="P8" style:family="paragraph" style:parent-style-name="Standard">
      <style:text-properties officeooo:rsid="001f6c7a" officeooo:paragraph-rsid="0043ab7d"/>
    </style:style>
    <style:style style:name="P9" style:family="paragraph" style:parent-style-name="Standard">
      <style:text-properties officeooo:rsid="001f6c7a" officeooo:paragraph-rsid="00499b53"/>
    </style:style>
    <style:style style:name="P10" style:family="paragraph" style:parent-style-name="Standard">
      <style:text-properties officeooo:rsid="001f6c7a" officeooo:paragraph-rsid="004b128a"/>
    </style:style>
    <style:style style:name="P11" style:family="paragraph" style:parent-style-name="Standard">
      <style:text-properties officeooo:rsid="001f6c7a" officeooo:paragraph-rsid="004ffb6b"/>
    </style:style>
    <style:style style:name="P12" style:family="paragraph" style:parent-style-name="Standard">
      <style:text-properties officeooo:rsid="001f6c7a" officeooo:paragraph-rsid="0051b88a"/>
    </style:style>
    <style:style style:name="P13" style:family="paragraph" style:parent-style-name="Standard">
      <style:text-properties officeooo:rsid="001f6c7a" officeooo:paragraph-rsid="0053a2f7"/>
    </style:style>
    <style:style style:name="P14" style:family="paragraph" style:parent-style-name="Standard">
      <style:text-properties officeooo:rsid="001f6c7a" officeooo:paragraph-rsid="00574458"/>
    </style:style>
    <style:style style:name="P15" style:family="paragraph" style:parent-style-name="Standard">
      <style:text-properties officeooo:rsid="001f6c7a" officeooo:paragraph-rsid="0059d133"/>
    </style:style>
    <style:style style:name="P16" style:family="paragraph" style:parent-style-name="Standard">
      <style:text-properties officeooo:rsid="001f6c7a" officeooo:paragraph-rsid="005d13de"/>
    </style:style>
    <style:style style:name="P17" style:family="paragraph" style:parent-style-name="Standard">
      <style:text-properties officeooo:rsid="001f6c7a" officeooo:paragraph-rsid="005d3f4d"/>
    </style:style>
    <style:style style:name="P18" style:family="paragraph" style:parent-style-name="Standard">
      <style:text-properties officeooo:rsid="001f6c7a" officeooo:paragraph-rsid="005f92a2"/>
    </style:style>
    <style:style style:name="P19" style:family="paragraph" style:parent-style-name="Standard">
      <style:text-properties officeooo:rsid="001f6c7a" officeooo:paragraph-rsid="00616212"/>
    </style:style>
    <style:style style:name="P20" style:family="paragraph" style:parent-style-name="Standard">
      <style:text-properties officeooo:rsid="001f6c7a" officeooo:paragraph-rsid="0062639e"/>
    </style:style>
    <style:style style:name="P21" style:family="paragraph" style:parent-style-name="Standard">
      <style:text-properties officeooo:rsid="001f6c7a" officeooo:paragraph-rsid="0062d327"/>
    </style:style>
    <style:style style:name="P22" style:family="paragraph" style:parent-style-name="Standard">
      <style:text-properties officeooo:rsid="001f6c7a" officeooo:paragraph-rsid="0064c11f"/>
    </style:style>
    <style:style style:name="P23" style:family="paragraph" style:parent-style-name="Standard">
      <style:text-properties officeooo:rsid="001f6c7a" officeooo:paragraph-rsid="00676b27"/>
    </style:style>
    <style:style style:name="P24" style:family="paragraph" style:parent-style-name="Standard">
      <style:text-properties officeooo:rsid="001f6c7a" officeooo:paragraph-rsid="0081edee"/>
    </style:style>
    <style:style style:name="P25" style:family="paragraph" style:parent-style-name="Standard">
      <style:text-properties officeooo:rsid="001f6c7a" officeooo:paragraph-rsid="0092c7cd"/>
    </style:style>
    <style:style style:name="P26" style:family="paragraph" style:parent-style-name="Standard">
      <style:text-properties officeooo:rsid="001f6c7a" officeooo:paragraph-rsid="00977909"/>
    </style:style>
    <style:style style:name="P27" style:family="paragraph" style:parent-style-name="Standard">
      <style:text-properties officeooo:rsid="006c9c81" officeooo:paragraph-rsid="006c9c81"/>
    </style:style>
    <style:style style:name="P28" style:family="paragraph" style:parent-style-name="Standard">
      <style:text-properties officeooo:paragraph-rsid="0081edee"/>
    </style:style>
    <style:style style:name="P29" style:family="paragraph" style:parent-style-name="Standard">
      <style:text-properties officeooo:rsid="008b768f"/>
    </style:style>
    <style:style style:name="P30" style:family="paragraph" style:parent-style-name="Standard">
      <style:text-properties officeooo:rsid="008b768f" officeooo:paragraph-rsid="008b768f"/>
    </style:style>
    <style:style style:name="P31" style:family="paragraph" style:parent-style-name="Text_20_body">
      <style:text-properties officeooo:rsid="001deae9" officeooo:paragraph-rsid="001deae9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L1">
      <style:text-properties officeooo:rsid="001f6c7a" officeooo:paragraph-rsid="001f6c7a"/>
    </style:style>
    <style:style style:name="P35" style:family="paragraph" style:parent-style-name="Standard" style:list-style-name="L2">
      <style:text-properties officeooo:rsid="001f6c7a" officeooo:paragraph-rsid="0062639e"/>
    </style:style>
    <style:style style:name="P36" style:family="paragraph" style:parent-style-name="Standard" style:list-style-name="L3">
      <style:text-properties officeooo:rsid="001f6c7a" officeooo:paragraph-rsid="001f6c7a"/>
    </style:style>
    <style:style style:name="P37" style:family="paragraph" style:parent-style-name="Standard" style:list-style-name="L4">
      <style:text-properties officeooo:rsid="001f6c7a" officeooo:paragraph-rsid="0064c11f"/>
    </style:style>
    <style:style style:name="P38" style:family="paragraph" style:parent-style-name="Standard" style:list-style-name="L2">
      <style:paragraph-properties fo:margin-left="1.251cm" fo:margin-right="0cm" fo:text-indent="-0.635cm" style:auto-text-indent="false"/>
      <style:text-properties officeooo:rsid="001f6c7a" officeooo:paragraph-rsid="0062639e"/>
    </style:style>
    <style:style style:name="P39" style:family="paragraph" style:parent-style-name="Heading" style:master-page-name="First_20_Page">
      <style:paragraph-properties fo:text-align="center" style:justify-single-word="false" style:page-number="auto"/>
      <style:text-properties officeooo:rsid="006c538e" officeooo:paragraph-rsid="006c538e"/>
    </style:style>
    <style:style style:name="P40" style:family="paragraph" style:parent-style-name="Heading_20_1">
      <style:text-properties officeooo:rsid="001f6c7a"/>
    </style:style>
    <style:style style:name="P41" style:family="paragraph" style:parent-style-name="Heading_20_1">
      <style:text-properties officeooo:rsid="001f6c7a" officeooo:paragraph-rsid="0077d969"/>
    </style:style>
    <style:style style:name="T1" style:family="text">
      <style:text-properties officeooo:rsid="003912e5"/>
    </style:style>
    <style:style style:name="T2" style:family="text">
      <style:text-properties officeooo:rsid="001f6c7a"/>
    </style:style>
    <style:style style:name="T3" style:family="text">
      <style:text-properties officeooo:rsid="0070edc1"/>
    </style:style>
    <style:style style:name="T4" style:family="text">
      <style:text-properties officeooo:rsid="0092c7cd"/>
    </style:style>
    <style:style style:name="T5" style:family="text">
      <style:text-properties officeooo:rsid="009455cd"/>
    </style:style>
    <style:style style:name="T6" style:family="text">
      <style:text-properties officeooo:rsid="0097c99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-start text:name="__RefHeading__113_1476842620"/>Testes de equipamentos <text:span text:style-name="T6">elétricos</text:span><text:bookmark-end text:name="__RefHeading__113_1476842620"/></text:p>
      <text:p text:style-name="P31"/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Instituto Superior de Engenharia do Porto</text:p>
          </table:table-cell>
          <table:table-cell table:style-name="Tabela1.A1" office:value-type="string">
            <text:p text:style-name="Standard"/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A1" office:value-type="string">
            <text:p text:style-name="Standard"/>
          </table:table-cell>
        </table:table-row>
        <table:table-row>
          <table:table-cell table:style-name="Tabela1.A1" office:value-type="string">
            <text:p text:style-name="P27">Técnico de <text:span text:style-name="T6">controle</text:span> de Qualidade</text:p>
          </table:table-cell>
          <table:table-cell table:style-name="Tabela1.A1" office:value-type="string">
            <text:p text:style-name="Standard"/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A1" office:value-type="string">
            <text:p text:style-name="Standard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27">S.S</text:p>
          </table:table-cell>
        </table:table-row>
      </table:table>
      <text:p text:style-name="P29"/>
      <text:p text:style-name="P30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Conteúdo</text:p>
          </text:index-title>
          <text:p text:style-name="P33"><text:a xlink:type="simple" xlink:href="#__RefHeading__348_1476842620" text:style-name="Index_20_Link" text:visited-style-name="Index_20_Link">Teste Funcional. [IEC 60598-1:2008]<text:tab/>3</text:a></text:p>
          <text:p text:style-name="P33"><text:a xlink:type="simple" xlink:href="#__RefHeading__350_1476842620" text:style-name="Index_20_Link" text:visited-style-name="Index_20_Link">Continuidade de terra. [IEC 60598-1:2008, secção 7]<text:tab/>3</text:a></text:p>
          <text:p text:style-name="P33"><text:a xlink:type="simple" xlink:href="#__RefHeading__352_1476842620" text:style-name="Index_20_Link" text:visited-style-name="Index_20_Link">Corrente de Fuga. [IEC 60598-1:2008, secção 8 e 10]<text:tab/>3</text:a></text:p>
          <text:p text:style-name="P33"><text:a xlink:type="simple" xlink:href="#__RefHeading__976_1455787376" text:style-name="Index_20_Link" text:visited-style-name="Index_20_Link">Determinação do índice de protecção. [IEC 60598-1:2008, secção 9]<text:tab/>3</text:a></text:p>
          <text:p text:style-name="P33"><text:a xlink:type="simple" xlink:href="#__RefHeading__356_1476842620" text:style-name="Index_20_Link" text:visited-style-name="Index_20_Link">Resistência de Isolamento. [IEC 60598-1:2008, secção 10]<text:tab/>3</text:a></text:p>
          <text:p text:style-name="P33"><text:a xlink:type="simple" xlink:href="#__RefHeading__358_1476842620" text:style-name="Index_20_Link" text:visited-style-name="Index_20_Link">Rigidez dieléctrica. [IEC 60598-1:2008, secção 10]<text:tab/>4</text:a></text:p>
          <text:p text:style-name="P33"><text:a xlink:type="simple" xlink:href="#__RefHeading__360_1476842620" text:style-name="Index_20_Link" text:visited-style-name="Index_20_Link">Teste térmico (Condições normais) [IEC 60598-1:2008, secção 12]<text:tab/>4</text:a></text:p>
          <text:p text:style-name="P33"><text:a xlink:type="simple" xlink:href="#__RefHeading__362_1476842620" text:style-name="Index_20_Link" text:visited-style-name="Index_20_Link">Teste Endurance [IEC 60598-1:2008, secção 12]<text:tab/>4</text:a></text:p>
          <text:p text:style-name="P33"><text:a xlink:type="simple" xlink:href="#__RefHeading__978_1455787376" text:style-name="Index_20_Link" text:visited-style-name="Index_20_Link">Teste térmico (Condições anormais) [IEC 60598-1:2008, secção 12]<text:tab/>5</text:a></text:p>
          <text:p text:style-name="P33"><text:a xlink:type="simple" xlink:href="#__RefHeading__3228_2052413090" text:style-name="Index_20_Link" text:visited-style-name="Index_20_Link">Teste funcional e limites de características eléctricas. [IEC 62031:2008 Secção 4 ; IEC 60598-1]<text:tab/>5</text:a></text:p>
          <text:p text:style-name="P33"><text:a xlink:type="simple" xlink:href="#__RefHeading__370_1476842620" text:style-name="Index_20_Link" text:visited-style-name="Index_20_Link">Teste de carga capacitiva dos módulos luminescentes. [IEC 62384 secção 7 (7.3)]<text:tab/>6</text:a></text:p>
          <text:p text:style-name="P33"><text:a xlink:type="simple" xlink:href="#__RefHeading__3230_2052413090" text:style-name="Index_20_Link" text:visited-style-name="Index_20_Link">Sobrecarga. [IEC 62031:2008 Secção 13 ; ISO 4046-4 (4.187) ; IEC 62031:2008 Secção 3 (3.10); IEC 62031 Secção 5]<text:tab/>6</text:a></text:p>
          <text:p text:style-name="P33"><text:a xlink:type="simple" xlink:href="#__RefHeading__378_1476842620" text:style-name="Index_20_Link" text:visited-style-name="Index_20_Link">Resistência ao calor e ao fogo. [IEC 61199; IEC 61195; IEC 60968]<text:tab/>6</text:a></text:p>
          <text:p text:style-name="P33"><text:a xlink:type="simple" xlink:href="#__RefHeading__380_1476842620" text:style-name="Index_20_Link" text:visited-style-name="Index_20_Link">Aquecimento do casquilho da lâmpada. [IEC 61199; IEC 61195; IEC 60968]<text:tab/>6</text:a></text:p>
          <text:p text:style-name="P33"><text:a xlink:type="simple" xlink:href="#__RefHeading__382_1476842620" text:style-name="Index_20_Link" text:visited-style-name="Index_20_Link">Verificação das dimensões do casquilho. [IEC 61195; IEC 60968]<text:tab/>7</text:a></text:p>
          <text:p text:style-name="P33"><text:a xlink:type="simple" xlink:href="#__RefHeading__384_1476842620" text:style-name="Index_20_Link" text:visited-style-name="Index_20_Link">Resistência mecânica. [IEC 61195; IEC 60968]<text:tab/>7</text:a></text:p>
          <text:p text:style-name="P33"><text:a xlink:type="simple" xlink:href="#__RefHeading__386_1476842620" text:style-name="Index_20_Link" text:visited-style-name="Index_20_Link">Condições de defeito. [IEC 60968]<text:tab/>7</text:a></text:p>
          <text:p text:style-name="P33"><text:a xlink:type="simple" xlink:href="#__RefHeading__3234_2052413090" text:style-name="Index_20_Link" text:visited-style-name="Index_20_Link">Protecção contra contacto acidental com partes activas. [IEC 61347-2-13 secção 8; IEC 61347-1 secção 10]<text:tab/>7</text:a></text:p>
          <text:p text:style-name="P33"><text:a xlink:type="simple" xlink:href="#__RefHeading__2859_946515908" text:style-name="Index_20_Link" text:visited-style-name="Index_20_Link">Testes de condições de falha. [IEC 61347-2-13 secção 14; IEC 61347-1 secção 14]<text:tab/>7</text:a></text:p>
          <text:p text:style-name="P33"><text:a xlink:type="simple" xlink:href="#__RefHeading__2861_946515908" text:style-name="Index_20_Link" text:visited-style-name="Index_20_Link">Teste condições anormais. [IEC 62384 secção 12; IEC 61347-2-13 secção 16 (tabela 2 tabela 3)]<text:tab/>8</text:a></text:p>
          <text:p text:style-name="P33"><text:a xlink:type="simple" xlink:href="#__RefHeading__394_1476842620" text:style-name="Index_20_Link" text:visited-style-name="Index_20_Link">Teste de choque térmico. [IEC 62 384 secção 13 (13.1)]<text:tab/>8</text:a></text:p>
          <text:p text:style-name="P33"><text:a xlink:type="simple" xlink:href="#__RefHeading__396_1476842620" text:style-name="Index_20_Link" text:visited-style-name="Index_20_Link">Teste de alimentação intermitente. [IEC 62 384 secção 13 (13.1)]<text:tab/>8</text:a></text:p>
          <text:p text:style-name="P33"><text:a xlink:type="simple" xlink:href="#__RefHeading__981_1455787376" text:style-name="Index_20_Link" text:visited-style-name="Index_20_Link">Testes de Torque de apertos mecânicos [IEC 61347-2-13 secção 19; IEC 61347-1 secção 17; IEC 60598-1 secção 4 (4.11), (4.12) (tabela 4.1)]<text:tab/>8</text:a></text:p>
          <text:p text:style-name="P33"><text:a xlink:type="simple" xlink:href="#__RefHeading__402_1476842620" text:style-name="Index_20_Link" text:visited-style-name="Index_20_Link">Testes de resitência a forças mecânicos [ IEC 60598-1 secção 4 (4.13)]<text:tab/>8</text:a></text:p>
          <text:p text:style-name="P33"><text:a xlink:type="simple" xlink:href="#__RefHeading__983_1455787376" text:style-name="Index_20_Link" text:visited-style-name="Index_20_Link">Testes de anticorrosão [IEC 61347-2-13 secção 21; IEC 61347-1 secção 19; IEC 60598-1 secção 4 (4.18.1)]<text:tab/>9</text:a></text:p>
          <text:p text:style-name="P33"><text:a xlink:type="simple" xlink:href="#__RefHeading__2863_946515908" text:style-name="Index_20_Link" text:visited-style-name="Index_20_Link">Testes de resitência ao calor, fogo e ignição. [IEC 61347-2-13 secção 20; IEC 61347 secção 18; IEC 60598 secçao 13]<text:tab/>9</text:a></text:p>
          <text:p text:style-name="P32"><text:a xlink:type="simple" xlink:href="#__RefHeading__3236_2052413090" text:style-name="Index_20_Link" text:visited-style-name="Index_20_Link">Grandezas fundamentais<text:tab/>9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bookmark-start text:name="__RefHeading__234_1476842620"/><text:bookmark-end text:name="__RefHeading__234_1476842620"/></text:p>
      <text:h text:style-name="P40" text:outline-level="1"><text:bookmark-start text:name="__RefHeading__348_1476842620"/><text:soft-page-break/>Teste Funcional. [IEC 60598-1:2008]<text:bookmark-end text:name="__RefHeading__348_1476842620"/></text:h>
      <text:p text:style-name="P15">São medidos os valores potência <text:span text:style-name="T6">ativa</text:span>, potência <text:span text:style-name="T6">reativa</text:span>, <text:span text:style-name="T6">fator</text:span> de potência, tensão,</text:p>
      <text:p text:style-name="P15">corrente e frequência de forma a determinar as características <text:span text:style-name="T6">elétricas</text:span> e comprovar as tolerâncias,</text:p>
      <text:p text:style-name="P15">na sua temperatura ambiente com oscilação máxima de 5 [<text:span text:style-name="T4">º</text:span>C].</text:p>
      <text:p text:style-name="P15">É verificado seu comportamento com alimentação compreendida entre 90% a 110% da</text:p>
      <text:p text:style-name="P15">tensão nominal nas condições de temperatura <text:span text:style-name="T4">mínima</text:span> e máxima do ambiente ( 10 .. 35 [<text:span text:style-name="T4">º</text:span>C] ).</text:p>
      <text:p text:style-name="P15"/>
      <text:p text:style-name="P17">Teste funcional [IEC 62384 secção 7, 8 e 9]</text:p>
      <text:p text:style-name="P17">O equipamento de controlo de <text:span text:style-name="T6">L</text:span>eds em temperatura entre 20 [<text:span text:style-name="T6">º</text:span>C] e 30 [<text:span text:style-name="T6">º</text:span>C] é testado de</text:p>
      <text:p text:style-name="P17">forma a verificar se cumpre com os requisitos de bom funcionamento, isto é, os <text:span text:style-name="T4">limites</text:span> mínimos e</text:p>
      <text:p text:style-name="P17">máximos dos parâmetros potência <text:span text:style-name="T6">ativa</text:span>, <text:span text:style-name="T6">fator</text:span> de <text:span text:style-name="T4">potência</text:span>, tensão e corrente nos estados de vazio</text:p>
      <text:p text:style-name="P17">e carga <text:span text:style-name="T4">nominal</text:span> nas entradas e saídas.</text:p>
      <text:p text:style-name="P17"/>
      <text:h text:style-name="P40" text:outline-level="1"><text:bookmark-start text:name="__RefHeading__350_1476842620"/>Continuidade de terra. [IEC 60598-1:2008, secção 7]<text:bookmark-end text:name="__RefHeading__350_1476842620"/></text:h>
      <text:p text:style-name="P4">Verificação da ligação a terra dos elementos condutores expostos na <text:span text:style-name="T6">iluminaria</text:span> fazendo percorrer</text:p>
      <text:p text:style-name="P4">pelas ligações <text:span text:style-name="T6">respetivas</text:span> uma corrente de 10 [A], na qual a resistência dos condutores tem que</text:p>
      <text:p text:style-name="P4">estar inferior a 0,5 [Ω].</text:p>
      <text:h text:style-name="P40" text:outline-level="1"><text:bookmark-start text:name="__RefHeading__352_1476842620"/>Corrente de Fuga. [IEC 60598-1:2008, secção 8 e 10]<text:bookmark-end text:name="__RefHeading__352_1476842620"/></text:h>
      <text:p text:style-name="P4">Determinar a existência de corrente de fugas nos elementos expostos na luminária, fazendo medição</text:p>
      <text:p text:style-name="P4">da corrente de fuga a terra, devendo esta corrente estar inferior a 2 [mA].</text:p>
      <text:h text:style-name="Heading_20_1" text:outline-level="1"><text:bookmark-start text:name="__RefHeading__976_1455787376"/>Determinação do índice de <text:span text:style-name="T6">proteção.</text:span> [IEC 60598-1:2008, secção 9]<text:bookmark-end text:name="__RefHeading__976_1455787376"/></text:h>
      <text:p text:style-name="P18">Determinar se a <text:span text:style-name="T6">iluminaria</text:span> está protegida contra elementos sólidos, líquidos e poeiras,</text:p>
      <text:p text:style-name="P18">recorrendo a medições e testes específicos, de forma a garantir a segurança da luminária e de seu</text:p>
      <text:p text:style-name="P18">manuseamento.</text:p>
      <text:h text:style-name="P40" text:outline-level="1"><text:bookmark-start text:name="__RefHeading__356_1476842620"/>Resistência de Isolamento. [IEC 60598-1:2008, secção 10]<text:bookmark-end text:name="__RefHeading__356_1476842620"/></text:h>
      <text:p text:style-name="P4">Determinação se a <text:span text:style-name="T6">iluminaria</text:span> tem boa resistência de isolamento de forma a prevenir eventuais fugas</text:p>
      <text:p text:style-name="P4">e pôr em causa a segurança, aplicando uma tensão de 500 [V] de corrente contínua durante 1 minuto</text:p>
      <text:p text:style-name="P4">nos pontos especificados pela documentação aplicável, as impedâncias medidas devem ser</text:p>
      <text:p text:style-name="P4">superiores a 2 [MΩ].</text:p>
      <text:p text:style-name="P4"/>
      <text:p text:style-name="P11">Resistência de isolamento. [IEC 62532;IEC 61199; IEC 61195; IEC 60968 ]</text:p>
      <text:p text:style-name="P11">A lâmpada será embrulhada com fita ou papel de alumínio ou cobre e conectado às partes</text:p>
      <text:p text:style-name="P11">metálicas, se existentes, depois submete-se à temperatura ambiente com oscilação de ta =ta +4 [<text:span text:style-name="T4">º</text:span>C],</text:p>
      <text:p text:style-name="P11">antes de ser colocado durante 48 horas num ambiente de humidade relativa entre 91 .. 95 [%hr] e</text:p>
      <text:p text:style-name="P11">com temperatura do ar de conveniência entre 20 .. 30 [<text:span text:style-name="T4">º</text:span>C] com oscilação de ±1 [<text:span text:style-name="T4">º</text:span>C].</text:p>
      <text:p text:style-name="P11">Imediatamente depois do tratamento de humidade, a resistência de isolamento será medida</text:p>
      <text:p text:style-name="P11">aplicando uma tensão de corrente continua de 500 Volt durante um minuto através de um</text:p>
      <text:p text:style-name="P11">equipamento medição adequado.</text:p>
      <text:p text:style-name="P11">A resistência de isolamento terá que ser maior que 2 [MΩ ] ou 4 [MΩ] para lâmpadas com</text:p>
      <text:p text:style-name="P11">equipamento de controlo integrado, em relação a fita ou papel condutor e aos terminais da lâmpada</text:p>
      <text:p text:style-name="P11">curto circuitados.</text:p>
      <text:h text:style-name="P40" text:outline-level="1"><text:bookmark-start text:name="__RefHeading__358_1476842620"/><text:soft-page-break/>Rigidez <text:span text:style-name="T6">dielétrica.</text:span> [IEC 60598-1:2008, secção 10]<text:bookmark-end text:name="__RefHeading__358_1476842620"/></text:h>
      <text:p text:style-name="P8">Determinação da segurança em situação de sobretensão, aplicando 1460 [V] de corrente</text:p>
      <text:p text:style-name="P8">alternada com 50 [Hz] ou 60 [Hz] durante 1 minuto com uma corrente de disparo acima de 100</text:p>
      <text:p text:style-name="P8">[mA], não deverá acontecer arcos <text:span text:style-name="T6">elétricos</text:span> que deformam a tensão e sobrecarregam os isolamentos</text:p>
      <text:p text:style-name="P8">básico, reforçado e suplementar.</text:p>
      <text:p text:style-name="P8"/>
      <text:p text:style-name="P9">Rigidez <text:span text:style-name="T6">dielétrica.</text:span> [IEC 61347-2-13 secção 12; IEC 61347-1 secção 12 (tabela 1)]</text:p>
      <text:p text:style-name="P9">Determinação da segurança em situação de sobretensão, aplicando 500 [V] de corrente alternada</text:p>
      <text:p text:style-name="P9">com 50 [Hz] ou 60 [Hz] durante 1 minuto com uma corrente de disparo acima de 100 [mA], não</text:p>
      <text:p text:style-name="P9">deverá acontecer arcos <text:span text:style-name="T6">elétricos</text:span> que deformam a tensão e sobrecarregam os isolamentos básico,</text:p>
      <text:p text:style-name="P9">reforçado e suplementar.</text:p>
      <text:p text:style-name="P9"/>
      <text:p text:style-name="P12">Rigidez <text:span text:style-name="T6">dielétrica.</text:span> [IEC 62532; IEC 61199; IEC 61195; IEC 60968]</text:p>
      <text:p text:style-name="P26">Uma tensão de corrente alternada de rigidez <text:span text:style-name="T6">dielétrica</text:span> com frequência de 50 ou 60 [Hz] é</text:p>
      <text:p text:style-name="P12">aplicada durante um minuto, a tensão inicial terá que ser inferior a metade da tensão de rigidez</text:p>
      <text:p text:style-name="P12"><text:span text:style-name="T6">dielétrica.</text:span> Entre as partes <text:span text:style-name="T6">ativas</text:span> curto-circuitadas e o papel de alumínio ou cobre não deveram</text:p>
      <text:p text:style-name="P12">ocorrer arcos <text:span text:style-name="T6">elétricos</text:span> que influenciem a tensão ou danifiquem o equipamento.</text:p>
      <text:p text:style-name="P12">Lâmpadas com alimentação até 42 [V], aplica-se 500 [V] de rigidez <text:span text:style-name="T6">dielétrica.</text:span></text:p>
      <text:p text:style-name="P12">Lâmpadas com alimentação até e incluindo 1000 [V], aplica-se 2xU+1000 [V] de rigidez</text:p>
      <text:p text:style-name="P12"><text:span text:style-name="T6">dielétrica</text:span> 1500 [V].</text:p>
      <text:p text:style-name="P12"/>
      <text:p text:style-name="P19">Rigidez <text:span text:style-name="T6">dielétrica.</text:span> [IEC 61347-2-13 secção 12; IEC 61347-1 secção 12 (tabela 1)]</text:p>
      <text:p text:style-name="P19">Determinação da segurança em situação de sobretensão, aplicando 1950 [V] de corrente</text:p>
      <text:p text:style-name="P19">alternada com 50 [Hz] ou 60 [Hz] durante 1 minuto com uma corrente de disparo acima de 100</text:p>
      <text:p text:style-name="P19">[mA]. Não deverão acontecer arcos <text:span text:style-name="T6">elétricos</text:span> que deformem a tensão e <text:span text:style-name="T6">sobrecarreguem</text:span> os</text:p>
      <text:p text:style-name="P19">isolamentos básico, reforçado e suplementar.</text:p>
      <text:h text:style-name="P40" text:outline-level="1"><text:bookmark-start text:name="__RefHeading__360_1476842620"/>Teste térmico (Condições normais) [IEC 60598-1:2008, secção 12]<text:bookmark-end text:name="__RefHeading__360_1476842620"/></text:h>
      <text:p text:style-name="P3">As temperaturas da <text:span text:style-name="T6">iluminaria</text:span> são medidas em vários pontos pré-definidos pela documentação</text:p>
      <text:p text:style-name="P3">aplicável, de forma a garantir que está em funcionamento dentro dos limites.</text:p>
      <text:h text:style-name="P40" text:outline-level="1"><text:bookmark-start text:name="__RefHeading__362_1476842620"/>Teste Endur<text:span text:style-name="T6">â</text:span>nce [IEC 60598-1:2008, secção 12]<text:bookmark-end text:name="__RefHeading__362_1476842620"/></text:h>
      <text:p text:style-name="P5">O teste de endurânce consiste em 10 ciclos de 21 horas em estado ligado e 3 horas</text:p>
      <text:p text:style-name="P5">desligado. É simulado num ambiente tal que respeite a seguinte condição de temperatura</text:p>
      <text:p text:style-name="P5"><text:s/>T = Ta + 10 ± 2 [<text:span text:style-name="T1">º</text:span>C], e a tensão de alimentação com a condição de V = 1,1 x 230 ± 0,015 [V].</text:p>
      <text:p text:style-name="P5"/>
      <text:p text:style-name="P13">Durante este <text:span text:style-name="T4">período</text:span> será monitorizado a degradação do fluxo luminoso e determinação do</text:p>
      <text:p text:style-name="P13">mesmo, caso seja necessário.</text:p>
      <text:p text:style-name="P6"/>
      <text:p text:style-name="P10">Teste de endurance. [IEC 62 384 secção 13 (13.2); IEC 62031:2008 (5.8)]</text:p>
      <text:p text:style-name="P10">O módulo é posto a funcionar durante 200 horas, a uma temperatura ambiente de 25 ± 5 [oC],</text:p>
      <text:p text:style-name="P10">durante este período o módulo não deverá ter alteração de luminosidade em L50, ou seja, perder</text:p>
      <text:p text:style-name="P10">50% de <text:span text:style-name="T4">lúmen</text:span> senão será de imediato reprovado, trata-se de uma anomalia irreversível.</text:p>
      <text:p text:style-name="P10"/>
      <text:p text:style-name="P16"/>
      <text:p text:style-name="P21">Teste de endurance. [IEC 62 384 secção 13 (13.2)]</text:p>
      <text:p text:style-name="P21">O equipamento é posto a funcionar com o respectivo módulo led ou carga durante 200 horas,</text:p>
      <text:p text:style-name="P21"><text:soft-page-break/>com uma temperatura ambiente de forma a atingir a temperatura Tc no equipamento, e a carga ou</text:p>
      <text:p text:style-name="P21">modulo <text:span text:style-name="T6">L</text:span>ed a uma temperatura ambiente de 25 ± 5 [<text:span text:style-name="T4">º</text:span>C].</text:p>
      <text:p text:style-name="P21">No fim o equipamento é deixado a arrefecer, depois terá que funcionar <text:span text:style-name="T6">corretamente</text:span> com o</text:p>
      <text:p text:style-name="P21"><text:span text:style-name="T6">respetivo</text:span> módulo <text:span text:style-name="T6">L</text:span>ed durante 15 minutos.</text:p>
      <text:h text:style-name="P41" text:outline-level="1"><text:bookmark-start text:name="__RefHeading__978_1455787376"/>Teste térmico (Condições anormais) [IEC 60598-1:2008, secção 12]<text:bookmark-end text:name="__RefHeading__978_1455787376"/></text:h>
      <text:p text:style-name="Standard">São medidas as temperaturas da <text:span text:style-name="T6">iluminaria</text:span> em vários pontos pré-definidos pela documentação</text:p>
      <text:p text:style-name="P7">aplicável numa condição anormal que mais gravemente influencia os resultados, de forma a garantir</text:p>
      <text:p text:style-name="P7">que não ultrapassa os limites de bom funcionamento e não ponha em causa a segurança da</text:p>
      <text:p text:style-name="P7"><text:span text:style-name="T6">iluminaria.</text:span></text:p>
      <text:h text:style-name="P40" text:outline-level="1"><text:bookmark-start text:name="__RefHeading__3228_2052413090"/>Teste funcional e limites de características <text:span text:style-name="T6">elétricas.</text:span> [IEC 62031:2008 Secção 4 ; IEC 60598-1]<text:bookmark-end text:name="__RefHeading__3228_2052413090"/></text:h>
      <text:p text:style-name="P3">O módulo luminescente é ligado em ambiente de temperatura limite, nas condições extremas da</text:p>
      <text:p text:style-name="P3">tensão, corrente e potência na frequência mínima de funcionamento.</text:p>
      <text:p text:style-name="P3">São testados todos os casos possíveis de conjugação destes parâmetros e seus limites.</text:p>
      <text:h text:style-name="P40" text:outline-level="1"><text:bookmark-start text:name="__RefHeading__370_1476842620"/>Teste de carga capacitiva dos módulos luminescentes. [IEC 62384 secção 7 (7.3)]<text:bookmark-end text:name="__RefHeading__370_1476842620"/></text:h>
      <text:p text:style-name="P3">São ligados e desligados com o equipamento de controle e este não deverá fazer com que o</text:p>
      <text:p text:style-name="P3">dispositivo de <text:span text:style-name="T6">proteção</text:span> de curto-circuito do <text:span text:style-name="T6">respetivo</text:span> equipamento de controle dispare.</text:p>
      <text:h text:style-name="P40" text:outline-level="1"><text:bookmark-start text:name="__RefHeading__3230_2052413090"/>Sobrecarga. [IEC 62031:2008 Secção 13 ; ISO 4046-4 (4.187) ; IEC 62031:2008 Secção 3 (3.10); IEC 62031 Secção 5]<text:bookmark-end text:name="__RefHeading__3230_2052413090"/></text:h>
      <text:p text:style-name="P22">Será feito um teste em temperatura ambiente de 10oC a 30oC [IEC 62031 Secção 5], vai-se</text:p>
      <text:p text:style-name="P22">monitorizar a potência dissipada e elevar os parâmetros tensão, corrente ou potencia até um deles</text:p>
      <text:p text:style-name="P22">atingir 150% do seu valor normal. Deverá depois esperar-se até estabilizar, isto é, a temperatura não</text:p>
      <text:p text:style-name="P22">exceder 5K num período de uma hora esta medição é para ser feita no ponto critico <text:span text:style-name="T4">t_c</text:span>.</text:p>
      <text:p text:style-name="P22">O módulo terá que suportar este stress durante 15 minutos, caso o modulo tenha <text:span text:style-name="T6">proteção</text:span></text:p>
      <text:p text:style-name="P22">de sobrecarga deve-se manter nesse limiar durante também 15 minutos. Se suportar passa.</text:p>
      <text:p text:style-name="P22">Depois de concluir o teste anterior sem danos, deve-se deixar ligado em condições normais</text:p>
      <text:p text:style-name="P22">até entrar em estabilidade térmica. O módulo passa o teste de sobrecarga se não entrar em</text:p>
      <text:p text:style-name="P22">combustão, criar fumo ou gás inflamável.</text:p>
      <text:h text:style-name="P40" text:outline-level="1"><text:bookmark-start text:name="__RefHeading__378_1476842620"/>Resistência ao calor e ao fogo. [IEC 61199; IEC 61195; IEC 60968]<text:bookmark-end text:name="__RefHeading__378_1476842620"/></text:h>
      <text:p text:style-name="P3">A lâmpada é posta numa estufa de aquecimento durante 168 horas à temperatura</text:p>
      <text:p text:style-name="P3">correspondente, indicada no referencial normativo. No final, a amostra não deverá sofrer alterações</text:p>
      <text:p text:style-name="P3">que comprometem seu bom funcionamento, será visualmente <text:span text:style-name="T6">inspecionado</text:span> tendo em consideração</text:p>
      <text:p text:style-name="P3">se põem em causa a <text:span text:style-name="T6">proteção</text:span> do isolamento das partes <text:span text:style-name="T6">ativas</text:span>, se o casquilho se soltou, ranhuras, e</text:p>
      <text:p text:style-name="P3">deformações das partes.</text:p>
      <text:p text:style-name="P3">A lâmpada será sujeita ao teste da esfera aplicando uma força de 20 [N] durante uma hora</text:p>
      <text:p text:style-name="P3">numa estufa térmica a 125 ± 5 [<text:span text:style-name="T4">º</text:span>C].</text:p>
      <text:p text:style-name="P3">A lâmpada será sujeita ao teste do fio incandescente de <text:span text:style-name="T4">cromo-níquel</text:span> nas partes isoladoras</text:p>
      <text:p text:style-name="P3"><text:soft-page-break/>em plástico à temperatura de 650 [<text:span text:style-name="T4">º</text:span>C].</text:p>
      <text:p text:style-name="P3">Materiais de isolamento das lâmpadas terão que ser resistentes a aquecimentos anormais e</text:p>
      <text:p text:style-name="P3">ao fogo.</text:p>
      <text:p text:style-name="P23"/>
      <text:p text:style-name="P23">Aquecimento do casquilho da lâmpada. [IEC 61199; IEC 61195; IEC 60968]</text:p>
      <text:p text:style-name="P23">A lâmpada é alimentada a tensão máxima nominal indicada na lâmpada com oscilação de</text:p>
      <text:p text:style-name="P23">2,5% da sua gama, em temperatura ambiente de 25 ± 5 [<text:span text:style-name="T4">º</text:span>C], o circuito terá que utilizar fio rígido de</text:p>
      <text:p text:style-name="P25">1 ± 5% [mm2].</text:p>
      <text:p text:style-name="P23">É de seguida medida a temperatura em situação de estabilidade térmica no casquilho e no</text:p>
      <text:p text:style-name="P23">suporte da lâmpada, no casquilho a temperatura medida não deverá subir acima da temperatura</text:p>
      <text:p text:style-name="P23">ambiente, na quantidade especificada pelas normas aplicáveis em funcionamento normal. No caso</text:p>
      <text:p text:style-name="P23">do suporte das lâmpada este não deverá ultrapassar as suas temperaturas limites especificadas nas</text:p>
      <text:p text:style-name="P23">normas que lhe são aplicáveis.</text:p>
      <text:h text:style-name="P40" text:outline-level="1"><text:bookmark-start text:name="__RefHeading__380_1476842620"/>Aquecimento do casquilho da lâmpada. [IEC 61199; IEC 61195; IEC 60968]<text:bookmark-end text:name="__RefHeading__380_1476842620"/></text:h>
      <text:p text:style-name="P14">A lâmpada é alimentada a tensão máxima nominal indicada na lâmpada com oscilação de</text:p>
      <text:p text:style-name="P14">2,5% da sua gama, em temperatura ambiente de 25 ± 5 [<text:span text:style-name="T5">º</text:span>C], o circuito terá que utilizar fio rígido de</text:p>
      <text:p text:style-name="P14">1 [mm2] ± 5%.</text:p>
      <text:p text:style-name="P14">É de seguida medida a temperatura em situação de estabilidade térmica no casquilho e no</text:p>
      <text:p text:style-name="P14">suporte da lâmpada, no casquilho a temperatura medida não deverão subir acima da temperatura de</text:p>
      <text:p text:style-name="P14">ambiente, na quantidade especificada pelas normas aplicáveis em funcionamento normal. No caso</text:p>
      <text:p text:style-name="P14">do suporte das lâmpada este não deverá ultrapassar as suas temperaturas limites especificadas nas</text:p>
      <text:p text:style-name="P14">normas que lhe são aplicáveis.</text:p>
      <text:h text:style-name="P40" text:outline-level="1"><text:bookmark-start text:name="__RefHeading__382_1476842620"/>Verificação das dimensões do casquilho. [IEC 61195; IEC 60968]<text:bookmark-end text:name="__RefHeading__382_1476842620"/></text:h>
      <text:p text:style-name="P3">Dependendo do tipo do casquilho serão verificadas as suas dimensões segundo as normas</text:p>
      <text:p text:style-name="P3">que lhe são aplicadas.</text:p>
      <text:h text:style-name="P40" text:outline-level="1"><text:bookmark-start text:name="__RefHeading__384_1476842620"/>Resistência mecânica. [IEC 61195; IEC 60968]<text:bookmark-end text:name="__RefHeading__384_1476842620"/></text:h>
      <text:p text:style-name="P3">Dependendo do casquilho será aplicada a pressão e binário correspondente de forma a</text:p>
      <text:p text:style-name="P3">garantir que cumpre os requisitos das normas que lhe são aplicáveis.</text:p>
      <text:h text:style-name="P40" text:outline-level="1"><text:bookmark-start text:name="__RefHeading__386_1476842620"/>Condições de defeito. [IEC 60968]<text:bookmark-end text:name="__RefHeading__386_1476842620"/></text:h>
      <text:p text:style-name="P3">As lâmpadas são alimentadas entre 90% e 110% da tensão nominal e são aplicados as</text:p>
      <text:p text:style-name="P3">seguintes condições de defeito:</text:p>
      <text:list xml:id="list485204059" text:style-name="L1">
        <text:list-item>
          <text:p text:style-name="P34">Num circuito com arrancador, este é curto-circuitado.</text:p>
        </text:list-item>
        <text:list-item>
          <text:p text:style-name="P34">Curto-circuito dos condensadores.</text:p>
        </text:list-item>
        <text:list-item>
          <text:p text:style-name="P34">Um dos cátodos cortado.</text:p>
        </text:list-item>
        <text:list-item>
          <text:p text:style-name="P34">A lâmpada é retirada.</text:p>
        </text:list-item>
        <text:list-item>
          <text:p text:style-name="P34">Cátodos cortados.</text:p>
        </text:list-item>
        <text:list-item>
          <text:p text:style-name="P34">Curto circuitos calculados em pontos específicos.</text:p>
        </text:list-item>
      </text:list>
      <text:h text:style-name="P40" text:outline-level="1"><text:bookmark-start text:name="__RefHeading__3234_2052413090"/><text:soft-page-break/><text:span text:style-name="T6">Proteção</text:span> contra contacto acidental com partes <text:span text:style-name="T6">ativas.</text:span> [IEC 61347-2-13 secção 8; IEC 61347-1 secção 10]<text:bookmark-end text:name="__RefHeading__3234_2052413090"/></text:h>
      <text:p text:style-name="P3">Será usado o dedo de prova especificado na norma [IEC 60529 (figura 1)] em vários pontos</text:p>
      <text:p text:style-name="P3">no equipamento com uma força de 10 [N] e este não deverá entrar em contacto com partes <text:span text:style-name="T6">ativas.</text:span></text:p>
      <text:p text:style-name="P3">Resistência de isolamento e humidade. [IEC 61347-2-13 secção 11; IEC 61347-1 secção 11]</text:p>
      <text:p text:style-name="P3">O equipamento de controlo é posto em repouso a uma temperatura de conveniência entre 20</text:p>
      <text:p text:style-name="P3">[<text:span text:style-name="T5">º</text:span>C] e 30 [<text:span text:style-name="T5">º</text:span>C] com oscilação máxima de mais 4 [<text:span text:style-name="T5">º</text:span>C] durante o período de 4 horas. Depois é</text:p>
      <text:p text:style-name="P3">colocado numa estufa a uma humidade entre 91 [%hr] e 95 [%hr], com a temperatura de</text:p>
      <text:p text:style-name="P3"><text:span text:style-name="T6">conveniência</text:span> com oscilação máxima de 1 [oC] durante 48 horas. Deve-se depois retirar as gotas de</text:p>
      <text:p text:style-name="P3">água com um lenço de papel e aplicar o teste de <text:span text:style-name="T5">resistência</text:span> de isolamento, aplicando uma tensão de</text:p>
      <text:p text:style-name="P3">500 [V] de corrente contínua durante 1 minuto nos pontos especificados pela documentação</text:p>
      <text:p text:style-name="P3">aplicável. As impedâncias medidas deverão ser superiores a 4 [MΩ].</text:p>
      <text:p text:style-name="P3"/>
      <text:p text:style-name="P28"><text:span text:style-name="T6">Proteção</text:span> contra choques <text:span text:style-name="T6">elétricos.</text:span> [IEC 60968]</text:p>
      <text:p text:style-name="P24">A lâmpada é verificada quanto a <text:span text:style-name="T6">proteção</text:span> contra choque <text:span text:style-name="T6">elétrico</text:span> recorrendo ao dedo de</text:p>
      <text:p text:style-name="P24">prova especificado na norma aplicável. É exercida uma força de 10 [N] em todas as <text:span text:style-name="T6">direções</text:span> e este</text:p>
      <text:p text:style-name="P24">não deverá entrar em contacto com partes <text:span text:style-name="T6">ativas</text:span> ou perfurar as suas partes constituintes ou as</text:p>
      <text:p text:style-name="P24">fragilizar.</text:p>
      <text:h text:style-name="Heading_20_1" text:outline-level="1"><text:bookmark-start text:name="__RefHeading__2859_946515908"/>Testes de condições de falha. [IEC 61347-2-13 secção 14; IEC 61347-1 secção 14]<text:bookmark-end text:name="__RefHeading__2859_946515908"/></text:h>
      <text:p text:style-name="P20">O equipamento é alimentado com uma alimentação entre 90% a 110% da nominal.</text:p>
      <text:p text:style-name="P20">O equipamento de controlo de <text:span text:style-name="T6">L</text:span>eds vai ser sujeito aos testes de falha abaixo descritos:</text:p>
      <text:list xml:id="list1821910861" text:style-name="L2">
        <text:list-item>
          <text:p text:style-name="P35">Curto circuito entre pistas fora de seu dimensionamento de afastamento.</text:p>
        </text:list-item>
        <text:list-item>
          <text:p text:style-name="P35">Curto circuito em semicondutores ou interrupção do semicondutor.</text:p>
        </text:list-item>
        <text:list-item>
          <text:p text:style-name="P35">Curto circuito entre elementos isolados por materiais.</text:p>
        </text:list-item>
        <text:list-item>
          <text:p text:style-name="P38">Curto circuito nos condensadores <text:span text:style-name="T6">eletrolítico.</text:span></text:p>
        </text:list-item>
      </text:list>
      <text:p text:style-name="P20"/>
      <text:p text:style-name="P20">Cumprimentos de bom funcionamento é verificado se o equipamento ao ser exposto as</text:p>
      <text:p text:style-name="P20">condições de falha este não entrar em chamas, libertar fumos ou <text:span text:style-name="T5">gases</text:span> ou <text:span text:style-name="T6">objetos</text:span> e a <text:span text:style-name="T6">proteção</text:span> de</text:p>
      <text:p text:style-name="P20">contra contacto com partes <text:span text:style-name="T6">ativas</text:span> ser posto em causa. Será medida a temperatura do <text:span text:style-name="T5">invólucro</text:span> do</text:p>
      <text:p text:style-name="P20">equipamento em condições de estabilidade térmica.</text:p>
      <text:h text:style-name="Heading_20_1" text:outline-level="1"><text:bookmark-start text:name="__RefHeading__2861_946515908"/>Teste condições anormais. [IEC 62384 secção 12; IEC 61347-2-13 secção 16 (tabela 2 <text:span text:style-name="T2">tabela 3)]</text:span><text:bookmark-end text:name="__RefHeading__2861_946515908"/></text:h>
      <text:p text:style-name="P3">O equipamento de controlo não pode avariar nas condições abaixo com uma alimentação</text:p>
      <text:p text:style-name="P3">entre 90% e 110% da nominal.</text:p>
      <text:list xml:id="list67782473" text:style-name="L3">
        <text:list-item>
          <text:p text:style-name="P36">Sem módulo <text:span text:style-name="T6">L</text:span>eds ligado.</text:p>
        </text:list-item>
        <text:list-item>
          <text:p text:style-name="P36">Modulo <text:span text:style-name="T6">L</text:span>ed com impedância mais baixa.</text:p>
        </text:list-item>
        <text:list-item>
          <text:p text:style-name="P36">Teste de curto circuito para equipamento com protecção contra curto circuito (duração 1 <text:span text:style-name="T5">h</text:span>ora).</text:p>
        </text:list-item>
      </text:list>
      <text:h text:style-name="P40" text:outline-level="1"><text:bookmark-start text:name="__RefHeading__394_1476842620"/>Teste de choque térmico. [IEC 62 384 secção 13 (13.1)]<text:bookmark-end text:name="__RefHeading__394_1476842620"/></text:h>
      <text:p text:style-name="P3">O equipamento de controlo de <text:span text:style-name="T6">L</text:span>eds é desligado durante uma hora em temperatura ambiente</text:p>
      <text:p text:style-name="P3">-10 [<text:span text:style-name="T5">º</text:span>C], depois é colocado à temperatura t C <text:span text:style-name="T5">também</text:span> durante uma hora este ciclo <text:span text:style-name="T5">repete-se</text:span> cinco</text:p>
      <text:p text:style-name="P3">vezes.</text:p>
      <text:p text:style-name="P3">No fim o equipamento terá que funcionar <text:span text:style-name="T6">corretamente</text:span> com o <text:span text:style-name="T6">respetivo</text:span> módulo <text:span text:style-name="T6">L</text:span>ed durante</text:p>
      <text:p text:style-name="P3"><text:soft-page-break/>15 minutos.</text:p>
      <text:h text:style-name="P40" text:outline-level="1"><text:bookmark-start text:name="__RefHeading__396_1476842620"/>Teste de alimentação intermitente. [IEC 62 384 secção 13 (13.1)]<text:bookmark-end text:name="__RefHeading__396_1476842620"/></text:h>
      <text:p text:style-name="P3">O equipamento é ligado e desligado em períodos de tempo de 30 segundos, este</text:p>
      <text:p text:style-name="P3">procedimento é repetido 200 vezes sem carga e 800 vezes em carga máxima. Os módulos led que</text:p>
      <text:p text:style-name="P3">avariarem durante este teste serão de imediato <text:span text:style-name="T5">substituídos.</text:span></text:p>
      <text:p text:style-name="P3">No fim o equipamento terá que funcionar <text:span text:style-name="T6">corretamente</text:span> com o <text:span text:style-name="T6">respetivo</text:span> módulo <text:span text:style-name="T6">L</text:span>ed durante</text:p>
      <text:p text:style-name="P3">15 minutos.</text:p>
      <text:h text:style-name="P40" text:outline-level="1"><text:bookmark-start text:name="__RefHeading__981_1455787376"/>Testes de Torque de apertos mecânicos [IEC 61347-2-13 secção 19; IEC 61347-1 secção 17; IEC 60598-1 secção 4 (4.11), (4.12) (tabela 4.1)]<text:bookmark-end text:name="__RefHeading__981_1455787376"/></text:h>
      <text:p text:style-name="P3">Será verificado nos <text:span text:style-name="T6">liga-dores</text:span> e conectores onde aplicável o torque nos parafusos e apertos</text:p>
      <text:p text:style-name="P3">mecânicos.</text:p>
      <text:h text:style-name="P40" text:outline-level="1"><text:bookmark-start text:name="__RefHeading__402_1476842620"/>Testes de <text:span text:style-name="T5">resistência</text:span> a forças mecânicos [ IEC 60598-1 secção 4 (4.13)]<text:bookmark-end text:name="__RefHeading__402_1476842620"/></text:h>
      <text:p text:style-name="P3">Serão aplicados impactos mecânicos sobre a amostra com o equipamento adequado e</text:p>
      <text:p text:style-name="P3">energia especificada. Após o teste, a amostra terá de continuar a ter segurança e <text:span text:style-name="T6">proteção</text:span> contra</text:p>
      <text:p text:style-name="P3"><text:span text:style-name="T6">objetos</text:span> sólidos e líquidos especificados.</text:p>
      <text:p text:style-name="P3"/>
      <text:h text:style-name="P40" text:outline-level="1"><text:bookmark-start text:name="__RefHeading__983_1455787376"/>Testes de <text:span text:style-name="T5">anti-corrosão</text:span> [IEC 61347-2-13 secção 21; IEC 61347-1 secção 19; IEC 60598-1 secção 4 (4.18.1)]<text:bookmark-end text:name="__RefHeading__983_1455787376"/></text:h>
      <text:p text:style-name="P3">Será removida toda a gordura das partes a serem testadas, depois serão emersas durante 10</text:p>
      <text:p text:style-name="P3">minutos numa solução de chlorido de ammonium e água com uma temperatura 20 ± 5 [<text:span text:style-name="T5">º</text:span>C].</text:p>
      <text:p text:style-name="P3">Depois é removido sem secar mas abanado de forma a <text:span text:style-name="T5">saírem</text:span> <text:span text:style-name="T5">vestígios</text:span> de gotas e colocado</text:p>
      <text:p text:style-name="P3">durante 10 minutos dentro de uma caixa com ar saturado com humidade a temperatura 20 ± 5 [<text:span text:style-name="T5">º</text:span>C].</text:p>
      <text:p text:style-name="P3">No fim as partes são secas dentro de uma cabine à temperatura 100 ± 5 [<text:span text:style-name="T5">º</text:span>C] durante 10</text:p>
      <text:p text:style-name="P3">minutos, e não deverá mostrar sinais de ferrugem.</text:p>
      <text:h text:style-name="Heading_20_1" text:outline-level="1"><text:bookmark-start text:name="__RefHeading__2863_946515908"/>Testes de <text:span text:style-name="T5">resistência</text:span> ao calor, fogo e ignição. [IEC 61347-2-13 secção 20; IEC 61347 secção 18; IEC 60598 <text:span text:style-name="T5">secção</text:span> 13]<text:bookmark-end text:name="__RefHeading__2863_946515908"/></text:h>
      <text:p text:style-name="Standard">São <text:span text:style-name="T6">efetuados</text:span> os testes abaixo como especificado na normativa <text:span text:style-name="T5">referencial</text:span> se aplicável.</text:p>
      <text:list xml:id="list1395207420" text:style-name="L4">
        <text:list-item>
          <text:p text:style-name="P37">teste térmico com bola de pressão.</text:p>
        </text:list-item>
        <text:list-item>
          <text:p text:style-name="P37">teste de <text:span text:style-name="T5">arame</text:span> <text:span text:style-name="T5">incandescente</text:span> [IEC 60695-2-10].</text:p>
        </text:list-item>
        <text:list-item>
          <text:p text:style-name="P37">teste de <text:span text:style-name="T5">chama</text:span> em agulha [IEC 60695-11-5].</text:p>
        </text:list-item>
      </text:list>
      <text:h text:style-name="Heading_20_3" text:outline-level="3"><text:bookmark-start text:name="__RefHeading__3236_2052413090"/><text:bookmark text:name="Grandezas_fundamentais"/>Grandezas fundamentais<text:bookmark-end text:name="__RefHeading__3236_2052413090"/></text:h>
      <text:p text:style-name="Text_20_body">São as grandezas ditas primitivas de que não dependem de outras para serem definidas. São somente sete: <text:a xlink:type="simple" xlink:href="http://pt.wikipedia.org/wiki/Comprimento">comprimento</text:a>, <text:a xlink:type="simple" xlink:href="http://pt.wikipedia.org/wiki/Massa">massa</text:a>, <text:a xlink:type="simple" xlink:href="http://pt.wikipedia.org/wiki/Tempo">tempo</text:a>, <text:a xlink:type="simple" xlink:href="http://pt.wikipedia.org/wiki/Intensidade_de_corrente_elétrica">intensidade de corrente elétrica</text:a>, <text:a xlink:type="simple" xlink:href="http://pt.wikipedia.org/wiki/Intensidade_luminosa">intensidade luminosa</text:a>, <text:a xlink:type="simple" xlink:href="http://pt.wikipedia.org/wiki/Temperatura_termodinâmica">temperatura termodinâmica</text:a> e <text:a xlink:type="simple" xlink:href="http://pt.wikipedia.org/wiki/Quantidade_de_matéria">quantidade de matéria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Contents_20_2" style:auto-update="true" style:class="index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PT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  <style:master-page style:name="Endnote" style:page-layout-name="Mpm4" style:next-style-name="Footnote"/>
    <style:master-page style:name="Footnote" style:page-layout-name="Mpm5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0:41:17</meta:creation-date>
    <dc:date>2013-07-14T17:14:43</dc:date>
    <meta:editing-duration>PT5H25M14S</meta:editing-duration>
    <meta:editing-cycles>123</meta:editing-cycles>
    <meta:generator>LibreOffice/3.6$Linux_x86 LibreOffice_project/360m1$Build-2</meta:generator>
    <dc:creator>sergio </dc:creator>
    <meta:document-statistic meta:table-count="1" meta:image-count="0" meta:object-count="0" meta:page-count="8" meta:paragraph-count="245" meta:word-count="2856" meta:character-count="17486" meta:non-whitespace-character-count="14890"/>
  </office:meta>
</office:document-meta>
</file>